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fa22" officeooo:paragraph-rsid="0004fa22"/>
    </style:style>
    <style:style style:name="P2" style:family="paragraph" style:parent-style-name="Standard">
      <style:text-properties officeooo:rsid="0006f9b7" officeooo:paragraph-rsid="0006f9b7"/>
    </style:style>
    <style:style style:name="P3" style:family="paragraph" style:parent-style-name="Standard">
      <style:text-properties officeooo:rsid="000811a9" officeooo:paragraph-rsid="000811a9"/>
    </style:style>
    <style:style style:name="P4" style:family="paragraph" style:parent-style-name="Standard">
      <style:text-properties officeooo:rsid="00088ddf" officeooo:paragraph-rsid="00088ddf"/>
    </style:style>
    <style:style style:name="P5" style:family="paragraph" style:parent-style-name="Standard">
      <style:text-properties fo:color="#000000" style:font-name="FreeSerif" fo:font-size="10pt" officeooo:rsid="00088ddf" officeooo:paragraph-rsid="00088ddf" fo:background-color="#ffffff" style:font-name-asian="FreeSerif" style:font-size-asian="10pt" style:font-size-complex="10pt"/>
    </style:style>
    <style:style style:name="P6" style:family="paragraph" style:parent-style-name="Standard">
      <style:text-properties officeooo:rsid="0008f01b" officeooo:paragraph-rsid="0008f01b"/>
    </style:style>
    <style:style style:name="P7" style:family="paragraph" style:parent-style-name="Standard">
      <style:text-properties officeooo:rsid="000967d6" officeooo:paragraph-rsid="000967d6"/>
    </style:style>
    <style:style style:name="P8" style:family="paragraph" style:parent-style-name="Standard">
      <style:text-properties officeooo:rsid="00097fba" officeooo:paragraph-rsid="00097fba"/>
    </style:style>
    <style:style style:name="P9" style:family="paragraph" style:parent-style-name="Standard">
      <style:text-properties officeooo:rsid="000b3b1c" officeooo:paragraph-rsid="000b3b1c"/>
    </style:style>
    <style:style style:name="P10" style:family="paragraph" style:parent-style-name="Standard">
      <style:text-properties officeooo:rsid="000b9b0e" officeooo:paragraph-rsid="000b9b0e"/>
    </style:style>
    <style:style style:name="P11" style:family="paragraph" style:parent-style-name="Standard">
      <style:text-properties officeooo:rsid="000c4524" officeooo:paragraph-rsid="000c4524"/>
    </style:style>
    <style:style style:name="P12" style:family="paragraph" style:parent-style-name="Standard">
      <style:text-properties officeooo:rsid="000d6caf" officeooo:paragraph-rsid="000d6caf"/>
    </style:style>
    <style:style style:name="P13" style:family="paragraph" style:parent-style-name="Standard">
      <style:paragraph-properties style:writing-mode="lr-tb"/>
      <style:text-properties fo:color="#000000" style:font-name="FreeSerif" fo:font-size="10pt" officeooo:rsid="00088ddf" fo:background-color="#ffffff" style:font-name-asian="FreeSerif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FreeSerif" fo:font-size="10pt" officeooo:rsid="00088ddf" style:font-name-asian="FreeSerif" style:font-size-asian="10pt" style:font-size-complex="10pt"/>
    </style:style>
    <style:style style:name="P15" style:family="paragraph" style:parent-style-name="Standard">
      <style:text-properties officeooo:rsid="000d6caf" officeooo:paragraph-rsid="000d6caf"/>
    </style:style>
    <style:style style:name="P16" style:family="paragraph" style:parent-style-name="Standard">
      <style:text-properties officeooo:rsid="000e705a" officeooo:paragraph-rsid="000e705a"/>
    </style:style>
    <style:style style:name="P17" style:family="paragraph" style:parent-style-name="Standard">
      <style:text-properties officeooo:paragraph-rsid="0010021e"/>
    </style:style>
    <style:style style:name="T1" style:family="text">
      <style:text-properties officeooo:rsid="000ac5ba"/>
    </style:style>
    <style:style style:name="T2" style:family="text">
      <style:text-properties officeooo:rsid="000b3b1c"/>
    </style:style>
    <style:style style:name="T3" style:family="text">
      <style:text-properties officeooo:rsid="000d6caf"/>
    </style:style>
    <style:style style:name="T4" style:family="text">
      <style:text-properties officeooo:rsid="000de1c9"/>
    </style:style>
    <style:style style:name="T5" style:family="text">
      <style:text-properties officeooo:rsid="000e705a"/>
    </style:style>
    <style:style style:name="T6" style:family="text">
      <style:text-properties fo:color="#ff6666"/>
    </style:style>
    <style:style style:name="T7" style:family="text">
      <style:text-properties fo:color="#ff6666" officeooo:rsid="000d6caf"/>
    </style:style>
    <style:style style:name="T8" style:family="text">
      <style:text-properties fo:color="#ff6666" style:font-name="FreeSerif" officeooo:rsid="000d6caf" style:font-name-asian="FreeSerif"/>
    </style:style>
    <style:style style:name="T9" style:family="text">
      <style:text-properties fo:color="#ff6666" style:font-name="FreeSerif" fo:font-weight="bold" officeooo:rsid="000d6caf" style:font-name-asian="FreeSerif" style:font-weight-asian="bold" style:font-weight-complex="bold"/>
    </style:style>
    <style:style style:name="T10" style:family="text">
      <style:text-properties fo:color="#ff6666" style:font-name="FreeSerif" fo:font-weight="normal" officeooo:rsid="000d6caf" style:font-name-asian="FreeSerif" style:font-weight-asian="normal" style:font-weight-complex="normal"/>
    </style:style>
    <style:style style:name="T11" style:family="text">
      <style:text-properties fo:color="#ff6666" style:font-name="FreeSerif" fo:font-weight="normal" officeooo:rsid="000d6caf" fo:background-color="#000000" loext:char-shading-value="0" style:font-name-asian="FreeSerif" style:font-weight-asian="normal" style:font-weight-complex="normal"/>
    </style:style>
    <style:style style:name="T12" style:family="text">
      <style:text-properties fo:color="#ff6666" style:font-name="FreeSerif" fo:font-weight="normal" officeooo:rsid="000d6caf" fo:background-color="#ffffff" loext:char-shading-value="0" style:font-name-asian="FreeSerif" style:font-weight-asian="normal" style:font-weight-complex="normal"/>
    </style:style>
    <style:style style:name="T13" style:family="text">
      <style:text-properties fo:color="#ff6666" style:font-name="FreeSerif" officeooo:rsid="0010021e" fo:background-color="#ffffff" loext:char-shading-value="0" style:font-name-asian="FreeSerif"/>
    </style:style>
    <style:style style:name="T14" style:family="text">
      <style:text-properties style:font-name="FreeSerif" officeooo:rsid="000d6caf" style:font-name-asian="FreeSerif"/>
    </style:style>
    <style:style style:name="T15" style:family="text">
      <style:text-properties style:font-name="FreeSerif" fo:font-weight="bold" officeooo:rsid="000d6caf" style:font-name-asian="FreeSerif" style:font-weight-asian="bold" style:font-weight-complex="bold"/>
    </style:style>
    <style:style style:name="T16" style:family="text">
      <style:text-properties style:font-name="FreeSerif" fo:font-weight="normal" officeooo:rsid="000d6caf" style:font-name-asian="FreeSerif" style:font-weight-asian="normal" style:font-weight-complex="normal"/>
    </style:style>
    <style:style style:name="T17" style:family="text">
      <style:text-properties style:font-name="FreeSerif" fo:font-weight="normal" officeooo:rsid="000d6caf" fo:background-color="#000000" loext:char-shading-value="0" style:font-name-asian="FreeSerif" style:font-weight-asian="normal" style:font-weight-complex="normal"/>
    </style:style>
    <style:style style:name="T18" style:family="text">
      <style:text-properties style:font-name="FreeSerif" fo:font-weight="normal" officeooo:rsid="000d6caf" fo:background-color="#ffffff" loext:char-shading-value="0" style:font-name-asian="FreeSerif" style:font-weight-asian="normal" style:font-weight-complex="normal"/>
    </style:style>
    <style:style style:name="T19" style:family="text">
      <style:text-properties fo:color="#800000" style:font-name="FreeSerif" fo:font-weight="normal" officeooo:rsid="000d6caf" fo:background-color="#ffffff" loext:char-shading-value="0" style:font-name-asian="FreeSerif" style:font-weight-asian="normal" style:font-weight-complex="normal"/>
    </style:style>
    <style:style style:name="T20" style:family="text">
      <style:text-properties fo:color="#000000" style:font-name="FreeSerif" fo:font-weight="normal" officeooo:rsid="000d6caf" fo:background-color="#ffffff" loext:char-shading-value="0" style:font-name-asian="FreeSerif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23</text:p>
      <text:p text:style-name="P1">1.问题描述：测试平板模式时，确认360度后要转回来确认笔电模式，此时键盘失效，按空格无效，外接键盘有效能过，一台机器概率出现，一台１００％出现</text:p>
      <text:p text:style-name="P1">　解决：可能是hall传感器故障，如果360度时键盘有效，说明可能是磁铁装反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24:</text:p>
      <text:p text:style-name="P2">2.问题描述：一台500e机器出现３６０度无法进入平板模式，拆掉Ｄ壳可以进入，尝试在１８０度－３６０之间用磁铁靠近hall sensor，加不加Ｄ壳均能进入平板模式 </text:p>
      <text:p text:style-name="P2">　分析：平板模式有两个条件，lid_angle在１８０度以上，hall sensor感应到的磁通量到达阈值，可能是 </text:p>
      <text:p text:style-name="P2"><text:s text:c="4"/>1.a壳上的磁铁磁力不足 <text:s/></text:p>
      <text:p text:style-name="P2"><text:s text:c="4"/>2.有Ｄ壳时ＡＤ壳之间有空隙，根本原因是hall sensor感应到的磁通量不足　　</text:p>
      <text:p text:style-name="P2">　３.d壳涂层影响磁场 </text:p>
      <text:p text:style-name="P2">　验证：在问题机器上换一颗标准磁铁，问题消失，测量问题磁铁的高斯值，为2750，不在机构要求的spec范围3250—3750内，换一台正常机器，并无此现象，可以排除３．</text:p>
      <text:p text:style-name="P2"/>
      <text:p text:style-name="P2"/>
      <text:p text:style-name="P4">问题描述：工厂主板上装上h1芯片时，第一次激活应该会把test系统里的cr50　ＦＷ写进h1，从而更新h1的fw版本，但是h1的fw只能升级不能回退，board id是finalize里写入的一个值，只能写一次，不能再修改，默认是ff结尾，代表pre-mp阶段，如果写成7f，代表pre-mp ,80代表mp，所对应的h1的版本也不一样，因此board id必须正确，一旦写错就要更换h1芯片。</text:p>
      <text:p text:style-name="P5"/>
      <text:p text:style-name="P5"/>
      <text:p text:style-name="P5">H1 相关命令：</text:p>
      <text:section text:style-name="Sect1" text:name="Item.MessageUniqueBody">
        <text:p text:style-name="P13">stop trunksd </text:p>
        <text:p text:style-name="P13">usb_updater -s -i   (查看board id space ，尾数是7f的代表pre-mp， 80代表mp）</text:p>
        <text:p text:style-name="P13">usb_updater -s -f (当前H1 chip里面的FW）</text:p>
        <text:p text:style-name="P13">gsctool -b /opt/google/cr50/firmware/cr50.bin.prod  (image 里面提供的待更新的FW）</text:p>
        <text:p text:style-name="P14"/>
        <text:p text:style-name="P13">start trunksd </text:p>
        <text:p text:style-name="P13">trunks_send --force --update  /opt/google/cr50/firmware/cr50.bin.prod  （强制刷cr50.bin.prod的FW）</text:p>
        <text:p text:style-name="P14"/>
        <text:p text:style-name="P13">现在工厂test image 包含的cr50.bin.prod 是0.0.24版本的。出货10176.47.2 中的cr50.bin.prod 是0.0.24 （mp）， cr50.bin.*   是0.1.0(pre-mp)的。</text:p>
        <text:p text:style-name="P13">现在同意出货的是 0.0.24版本的FW</text:p>
      </text:section>
      <text:p text:style-name="P4"/>
      <text:p text:style-name="P4"/>
      <text:p text:style-name="P4"/>
      <text:p text:style-name="P4"/>
      <text:p text:style-name="P6">问题描述：工厂发现系统电量无法管控，finalize后会提示拔出电源，如果不拔出就会一直充满，再拔就会锁电池，到oob后测完再锁电池要求放电到60-80，耗时太长；</text:p>
      <text:p text:style-name="P6"/>
      <text:p text:style-name="P6">解决：涉及３个电量：系统电量，“充电”测试项电量，锁电池电量</text:p>
      <text:p text:style-name="P6"/>
      <text:p text:style-name="P6"><text:soft-page-break/>充电项的电量在/usr/local/factory/py/goofy/plugins/goof...chromeos.json里面配置，目标电量取的是最小值，在main_robo里面可以向blockingcharge传递参数target_charge_pct（参考blocking_charge.py文件１１行），默认的是goofy，设置这个参数后目标电量就是设定的值，但是如果不执行充电测试项，还是会充满,不传递这个参数的话，默认用json文件的值，可以在不执行充电项的情况下锁定电量最大值，起到防止系统电量过高的作用,</text:p>
      <text:p text:style-name="P8">经实验,changer_manager是管控电量的，原来电量低于设定值（假如是７０－７１），会自动充电至７０，高于７１时又自动放电，稳定在７０－７１，若原来电量大于设定值，会自动放电到设定范围</text:p>
      <text:p text:style-name="P8">跑“充电项”只要求电量大于目标电量，即使超过了也是自动过，不会把电量锁定住</text:p>
      <text:p text:style-name="P6"/>
      <text:p text:style-name="P6">锁电池电量是一个范围，只有系统电量在这个范围里才能执行锁电池，在../py/config/cutoff.json里面可以设置上下限，从而达到管理系统电量的作用，但是如果之前充满就又要放电至锁电池范围，耗时</text:p>
      <text:p text:style-name="P6"/>
      <text:p text:style-name="P6">结论：管控系统电量的最好方法是修改goof...chromeos.json文件，它在整个过程中起作用，不管是否执行充电项，都能管控电量</text:p>
      <text:p text:style-name="P6">一般充电项的电量会设置得比锁电池略高，如锁电池６０－８０，充电项就到６５－７５</text:p>
      <text:p text:style-name="P6"/>
      <text:p text:style-name="P6"/>
      <text:p text:style-name="P6"/>
      <text:p text:style-name="P7">天线测试需要按下空格开始－－需求是去掉按空格</text:p>
      <text:p text:style-name="P7">pytest里面wireless_ration.py有个参数press_space_to_start，设为false即可</text:p>
      <text:p text:style-name="P7">蓝牙要求去掉空格</text:p>
      <text:p text:style-name="P7">press_space_to_start　改为false</text:p>
      <text:p text:style-name="P7"/>
      <text:p text:style-name="P7"/>
      <text:p text:style-name="P7"/>
      <text:p text:style-name="P7">问题描述<text:span text:style-name="T1">：跑finalize时报错hwid没有生成，log显示audio_codec错误，用gooftool probe读出audio_code是一组，有三个原件，而hwid里面规定是一组（编码里面是０，可以编号１个，其实是一组，里面有４个原件），４个原件。　</text:span></text:p>
      <text:p text:style-name="P7">分析<text:span text:style-name="T1">：有一个原件没有被探测到，尝试重启</text:span></text:p>
      <text:p text:style-name="P7">结果<text:span text:style-name="T1">：热重启(reboot或长按关机再开机)后依旧无法产生hwid,冷重启后（Ｆ３+power），读到该原件并产生了hwid</text:span></text:p>
      <text:p text:style-name="P10">注意：ｆｉｎａｌｉｚｅ里面会验证hwid，之前必须生成hwid，并写进机器，因此fft里面的硬体代号必须先通过</text:p>
      <text:p text:style-name="P7"><text:s text:c="2"/><text:span text:style-name="T2">shutdown.py里面规定了三种方式：</text:span></text:p>
      <text:p text:style-name="P9">reboot(热重启)</text:p>
      <text:p text:style-name="P9">fullreboot(冷重启)</text:p>
      <text:p text:style-name="P9">halt(关机)</text:p>
      <text:p text:style-name="P9">如果工厂遇到联网后无法产生hwid，可尝试冷重启，或把重启项设置为full_reboot（会不会有什么影响？）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N24和300e上的u盘测试</text:p>
      <text:p text:style-name="P11">用ext4格式的Ｕ盘在n24上和300e上测试均成功，而工厂的fat格式Ｕ盘在３００ｅ上成功，在n24上失败</text:p>
      <text:p text:style-name="P11">分析：代码里300e的读写指令指定的block_size是４＊１０２４byte（４k），n24指定的是５１２＊１０２４，可能是工厂Ｕ盘不支持</text:p>
      <text:p text:style-name="P11">实验<text:span text:style-name="T3">：１把工厂Ｕ盘格式化成ext4格式，仍然失败</text:span></text:p>
      <text:p text:style-name="P12">　　　２．在n24上把block_size换成４×１０２4，通过，在300e上调成５１２k，不能通过</text:p>
      <text:p text:style-name="P12">初步结论：工厂Ｕ盘使用的闪迪盘不支持512k测试，具体原理待研究Ｕ盘构造<text:span text:style-name="T4">，</text:span></text:p>
      <text:p text:style-name="P16">【延伸】什么是block_size，各个文件系统的bs和dd指令的bs之间的关系？</text:p>
      <text:p text:style-name="Standard"><text:span text:style-name="T5">--&gt;</text:span><text:span text:style-name="Strong_20_Emphasis"><text:span text:style-name="T20">简单的说扇区是对硬盘而言，块是对文件系统而言,</text:span></text:span><text:span text:style-name="Strong_20_Emphasis"><text:span text:style-name="Emphasis"><text:span text:style-name="T20">硬盘的最小存储单位就是扇区了，而且硬盘本身并没有block的概念。</text:span></text:span></text:span></text:p>
      <text:p text:style-name="Standard"><text:span text:style-name="T20">文件系统不是一个扇区一个扇区的来读数据，太慢了，所以有了block（块）的概念，它是一个块一个块的读取的，block才是文件存取的最小单位。</text:span></text:p>
      <text:p text:style-name="P17"><text:span text:style-name="Strong_20_Emphasis"><text:span text:style-name="T13">测试程序只会进行８个block的读写，因此每个block越小，测试速度越快，dd指令是对整个u盘的文件系统进行分区，每个block越小，完成整个过程需要的时间越长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16:25.922557650</meta:creation-date>
    <meta:generator>LibreOffice/4.2.8.2$Linux_X86_64 LibreOffice_project/420m0$Build-2</meta:generator>
    <dc:date>2018-04-20T15:13:46.363912292</dc:date>
    <meta:editing-duration>PT49M35S</meta:editing-duration>
    <meta:editing-cycles>14</meta:editing-cycles>
    <meta:document-statistic meta:table-count="0" meta:image-count="0" meta:object-count="0" meta:page-count="3" meta:paragraph-count="51" meta:word-count="1841" meta:character-count="2754" meta:non-whitespace-character-count="2680"/>
  </office:meta>
</office:document-meta>
</file>